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10 – Mail </text:h>
      <text:h text:style-name="Heading_20_2" text:outline-level="2">Beskrivning</text:h>
      <text:p text:style-name="Text_20_body">Kontrollera mailfunktionaliteten så att mail skickas både till administratör och till kund. Kontrollera olika mailsystem (gmail, hotmail med flera) så att mailen inte sorteras bort som skräp. Kontrollera texterna i mailet så att de ser bra ut och stämmer överrens med bokningsinformationen.</text:p>
      <text:h text:style-name="Heading_20_2" text:outline-level="2">Datum och kommentarer</text:h>
      <text:p text:style-name="Text_20_body">2014-05-26<text:line-break/>Fungerar bra! Äntligen! Efter åtskilliga timmar av tester och korrigering filtreras mailen inte längre bort som skräppost (utom i enstaka fall som ej går att åtgärda). Har även sett över testerna i mailen och på bekräftelse-sidan så de ser bra ut och stämmer överrens med informationen.</text:p>
      <text:h text:style-name="Heading_20_2" text:outline-level="2">Status</text:h>
      <text:p text:style-name="Text_20_body">Godkä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5-26T15:33:13</dc:date>
    <meta:editing-duration>PT1H2M55S</meta:editing-duration>
    <meta:editing-cycles>15</meta:editing-cycles>
    <meta:generator>OpenOffice/4.1.0$Unix OpenOffice.org_project/410m18$Build-9764</meta:generator>
    <meta:document-statistic meta:table-count="0" meta:image-count="0" meta:object-count="0" meta:page-count="1" meta:paragraph-count="7" meta:word-count="98" meta:character-count="651"/>
  </office:meta>
</office:document-meta>
</file>